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2.84pt"/>
    </style:style>
    <style:style style:name="co2" style:family="table-column">
      <style:table-column-properties fo:break-before="auto" style:column-width="321.9pt"/>
    </style:style>
    <style:style style:name="co3" style:family="table-column">
      <style:table-column-properties fo:break-before="auto" style:column-width="172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66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ackground-color="#ffff66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ackground-color="#ffff66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ext-properties fo:color="#000000" style:font-name="Microsoft sans serif" fo:font-size="9pt" style:font-name-asian="Microsoft sans serif" style:font-size-asian="9pt" style:font-name-complex="DejaVu Sans" style:font-size-complex="9pt"/>
    </style:style>
    <style:style style:name="ce11" style:family="table-cell" style:parent-style-name="Default">
      <style:table-cell-properties fo:background-color="#eaf1dd"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66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none" fo:border-left="0.06pt solid #000000" fo:border-right="0.06pt solid #000000" fo:border-top="none" style:vertical-align="bottom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none" fo:background-color="#ffffff" fo:border-left="0.06pt solid #000000" fo:border-right="0.06pt solid #000000" fo:border-top="none" style:vertical-align="bottom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none" fo:background-color="#eaf1dd" fo:border-left="0.06pt solid #000000" fo:border-right="0.06pt solid #000000" fo:border-top="none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line-through-style="none" style:text-line-through-type="none" style:font-name="Microsoft sans serif" fo:font-size="9pt" fo:font-style="normal" style:text-underline-style="none" fo:font-weight="normal" style:font-name-asian="Microsoft sans serif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ff9966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ff9966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="0.06pt solid #000000"/>
    </style:style>
  </office:automatic-styles>
  <office:body>
    <office:spreadsheet>
      <table:table table:name="compres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&lt;?xml version="1.0" encoding="UTF-8" standalone="yes"?&gt;&lt;?xml-stylesheet type="text/xsl" href="CDA.xsl"?&gt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lt;!-- Title: US_Realm_Header_Templat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linicalDocument xmlns:xsi="http://www.w3.org/2001/XMLSchema-instance" xmlns="urn:hl7-org:v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mlns:cda="urn:hl7-org:v3" xmlns:sdtc="urn:hl7-org:sdt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*************************** CDA Hea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********************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almCode code="U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ypeId root="2.16.840.1.113883.1.3" extension="POCD_HD00004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US General Header Templat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1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 Note: The next templateId, code and title will differ depen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what type of document is being sent. 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the document specific requirements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1.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extension="TT988" root="2.16.840.1.113883.19.5.99999.1"/&gt;</text:p>
          </table:table-cell>
          <table:table-cell office:value-type="string" calcext:value-type="string">
            <text:p>Bundle.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de codeSystem="2.16.840.1.113883.6.1" codeSystemName="LOINC" code="34133-9"</text:p>
          </table:table-cell>
          <table:table-cell table:style-name="ce7" office:value-type="string" calcext:value-type="string">
            <text:p>Composition.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Summarization of Episode Not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Community Health and Hospitals: Health Summary&lt;/title&gt;</text:p>
          </table:table-cell>
          <table:table-cell table:style-name="ce7" office:value-type="string" calcext:value-type="string">
            <text:p>Composition.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effectiveTime value="201209150000-0400"/&gt;</text:p>
          </table:table-cell>
          <table:table-cell table:style-name="ce7" office:value-type="string" calcext:value-type="string">
            <text:p>Composition.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nfidentialityCode code="N" codeSystem="2.16.840.1.113883.5.25"/&gt;</text:p>
          </table:table-cell>
          <table:table-cell table:style-name="ce8" office:value-type="string" calcext:value-type="string">
            <text:p>Composition.confidenti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languageCode code="en-US"/&gt;</text:p>
          </table:table-cell>
          <table:table-cell table:style-name="ce8" office:value-type="string" calcext:value-type="string">
            <text:p>Resource.l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etId extension="sTT988" root="2.16.840.1.113883.19.5.99999.19"/&gt;</text:p>
          </table:table-cell>
          <table:table-cell table:style-name="ce8" office:value-type="string" calcext:value-type="string">
            <text:p>Composition.identif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ersionNumber value="1"/&gt;</text:p>
          </table:table-cell>
          <table:table-cell table:style-name="ce8" office:value-type="string" calcext:value-type="string">
            <text:p>Extension to Compo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recordTarget&gt;</text:p>
          </table:table-cell>
          <table:table-cell office:value-type="string" calcext:value-type="string">
            <text:p>Composition.su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tie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extension="998991" root="2.16.840.1.113883.19.5.99999.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Fake ID using HL7 example OID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extension="111-00-2330" root="2.16.840.1.113883.4.1"/&gt;</text:p>
          </table:table-cell>
          <table:table-cell table:style-name="ce7" office:value-type="string" calcext:value-type="string">
            <text:p>Patient.identif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Fake Social Security Number using the actual SSN OID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use="HP"&gt;</text:p>
          </table:table-cell>
          <table:table-cell table:style-name="ce7" office:value-type="string" calcext:value-type="string">
            <text:p>Patient.address.use</text:p>
          </table:table-cell>
          <table:table-cell office:value-type="string" calcext:value-type="string">
            <text:p>Need reco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!-- HP is "primary home" from codeSystem 2.16.840.1.113883.5.1119 --&gt;</text:p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 calcext:value-type="string">
            <text:p>&lt;streetAddressLine&gt;1357 Amber Drive&lt;/streetAddressLine&gt;</text:p>
          </table:table-cell>
          <table:table-cell table:style-name="ce7" office:value-type="string" calcext:value-type="string">
            <text:p>Patient.address.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ity&gt;Beaverton&lt;/city&gt;</text:p>
          </table:table-cell>
          <table:table-cell table:style-name="ce7" office:value-type="string" calcext:value-type="string">
            <text:p>Patient.address.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7" office:value-type="string" calcext:value-type="string">
            <text:p>Patient.address.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ostalCode&gt;97867&lt;/postalCode&gt;</text:p>
          </table:table-cell>
          <table:table-cell table:style-name="ce7" office:value-type="string" calcext:value-type="string">
            <text:p>Patient.address.postal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7" office:value-type="string" calcext:value-type="string">
            <text:p>Patient.address.coun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US is "United States" from ISO 3166-1 Country Codes: 1.0.3166.1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value="tel:(816)276-6909" use="HP"/&gt;</text:p>
          </table:table-cell>
          <table:table-cell table:style-name="ce7" office:value-type="string" calcext:value-type="string">
            <text:p>Patient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HP is "primary home" from HL7 AddressUse 2.16.840.1.113883.5.1119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ti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 use="L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L is "Legal" from HL7 EntityNameUse 2.16.840.1.113883.5.45 --&gt;</text:p>
          </table:table-cell>
          <table:table-cell office:value-type="string" calcext:value-type="string">
            <text:p>Patient.name.use</text:p>
          </table:table-cell>
          <table:table-cell office:value-type="string" calcext:value-type="string">
            <text:p>Need reco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given&gt;Isabella&lt;/given&gt;</text:p>
          </table:table-cell>
          <table:table-cell office:value-type="string" calcext:value-type="string">
            <text:p>Patient.name.gi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iven&gt;Isa&lt;/given&gt;</text:p>
          </table:table-cell>
          <table:table-cell table:style-name="ce9" office:value-type="string" calcext:value-type="string">
            <text:p>Patient.name.gi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CL is "Call me" from HL7 EntityNamePartQualifier 2.16.840.1.113883.5.43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amily&gt;Jones&lt;/family&gt;</text:p>
          </table:table-cell>
          <table:table-cell table:style-name="ce9" office:value-type="string" calcext:value-type="string">
            <text:p>Patient.name.fami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ministrativeGenderCode code="F" codeSystem="2.16.840.1.113883.5.1"</text:p>
          </table:table-cell>
          <table:table-cell table:style-name="ce10" office:value-type="string" calcext:value-type="string">
            <text:p>Patient.ge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Femal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irthTime value="19750501"/&gt;</text:p>
          </table:table-cell>
          <table:table-cell table:style-name="ce10" office:value-type="string" calcext:value-type="string">
            <text:p>Patient.birth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aritalStatusCode code="M" displayName="Married" codeSystem="2.16.840.1.113883.5.2"</text:p>
          </table:table-cell>
          <table:table-cell table:style-name="ce10" office:value-type="string" calcext:value-type="string">
            <text:p>Patient.marital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MaritalStatusCod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ligiousAffiliationCode code="1013"</text:p>
          </table:table-cell>
          <table:table-cell table:style-name="ce11" office:value-type="string" calcext:value-type="string">
            <text:p>Extension to Patient </text:p>
          </table:table-cell>
          <table:table-cell office:value-type="string" calcext:value-type="string">
            <text:p>http://hl7.org/fhir/StructureDefinition/us-core-relig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Name="Christian (non-Catholic, non-specific)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HL7 Religious Affiliation" codeSystem="2.16.840.1.113883.5.107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DC Race and Ethnicity code set contains the minimum race and ethnicity categories defined by OMB Standards for Race and Ethnicity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aceCode code="2106-3" displayName="White" codeSystem="2.16.840.1.113883.6.238"</text:p>
          </table:table-cell>
          <table:table-cell table:style-name="ce11" office:value-type="string" calcext:value-type="string">
            <text:p>Extension to Patient </text:p>
          </table:table-cell>
          <table:table-cell office:value-type="string" calcext:value-type="string">
            <text:p>http://hl7.org/fhir/Profile/us-core#r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SystemName="Race &amp;amp; Ethnicity - CD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thnicGroupCode code="2186-5" displayName="Not Hispanic or Latino"</text:p>
          </table:table-cell>
          <table:table-cell table:style-name="ce11" office:value-type="string" calcext:value-type="string">
            <text:p>Extension to Patient </text:p>
          </table:table-cell>
          <table:table-cell office:value-type="string" calcext:value-type="string">
            <text:p>http://hl7.org/fhir/Profile/us-core#ethnic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System="2.16.840.1.113883.6.238" codeSystemName="Race &amp;amp; Ethnicity - CD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guardian&gt;</text:p>
          </table:table-cell>
          <table:table-cell office:value-type="string" calcext:value-type="string">
            <text:p>Patient.cont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de code="PRN" displayName="Parent" codeSystem="2.16.840.1.113883.5.111"</text:p>
          </table:table-cell>
          <table:table-cell table:style-name="ce7" office:value-type="string" calcext:value-type="string">
            <text:p>Patient.contact.relationsh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HL7 Role cod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use="HP"&gt;</text:p>
          </table:table-cell>
          <table:table-cell table:style-name="ce7" office:value-type="string" calcext:value-type="string">
            <text:p>Patient.contact.address.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HP is "primary home" from codeSystem 2.16.840.1.113883.5.1119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357 Amber Drive&lt;/streetAddressLine&gt;</text:p>
          </table:table-cell>
          <table:table-cell table:style-name="ce7" office:value-type="string" calcext:value-type="string">
            <text:p>Patient.contact.address.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ity&gt;Beaverton&lt;/city&gt;</text:p>
          </table:table-cell>
          <table:table-cell table:style-name="ce7" office:value-type="string" calcext:value-type="string">
            <text:p>Patient.contact.address.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7" office:value-type="string" calcext:value-type="string">
            <text:p>Patient.contact.address.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ostalCode&gt;97867&lt;/postalCode&gt;</text:p>
          </table:table-cell>
          <table:table-cell table:style-name="ce7" office:value-type="string" calcext:value-type="string">
            <text:p>Patient.contact.address.postal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7" office:value-type="string" calcext:value-type="string">
            <text:p>Patient.contact.address.coun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US is "United States" from ISO 3166-1 Country Codes: 1.0.3166.1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value="tel:(816)276-6909" use="HP"/&gt;</text:p>
          </table:table-cell>
          <table:table-cell table:style-name="ce7" office:value-type="string" calcext:value-type="string">
            <text:p>Patient.contact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uardian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given&gt;Ralph&lt;/given&gt;</text:p>
          </table:table-cell>
          <table:table-cell table:style-name="ce9" office:value-type="string" calcext:value-type="string">
            <text:p>Patient.contact.name.gi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family&gt;Jones&lt;/family&gt;</text:p>
          </table:table-cell>
          <table:table-cell table:style-name="ce9" office:value-type="string" calcext:value-type="string">
            <text:p>Patient.contact.name.fami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guardian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guardia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irthplace&gt;</text:p>
          </table:table-cell>
          <table:table-cell table:style-name="ce11" office:value-type="string" calcext:value-type="string">
            <text:p>Extension to Patient </text:p>
          </table:table-cell>
          <table:table-cell office:value-type="string" calcext:value-type="string">
            <text:p>http://hl7.org/fhir/StructureDefinition/birthPl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place&gt;</text:p>
          </table:table-cell>
          <table:table-cell table:style-name="ce11" office:value-type="string" calcext:value-type="string">
            <text:p>Extension to Patient </text:p>
          </table:table-cell>
          <table:table-cell office:value-type="string" calcext:value-type="string">
            <text:p>valueAdd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addr&gt;</text:p>
          </table:table-cell>
          <table:table-cell table:style-name="ce11" office:value-type="string" calcext:value-type="string">
            <text:p>Extension to Pat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ity&gt;Beaverton&lt;/city&gt;</text:p>
          </table:table-cell>
          <table:table-cell table:style-name="ce11" office:value-type="string" calcext:value-type="string">
            <text:p>Extension to Pat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11" office:value-type="string" calcext:value-type="string">
            <text:p>Extension to Pat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ostalCode&gt;97867&lt;/postalCode&gt;</text:p>
          </table:table-cell>
          <table:table-cell table:style-name="ce11" office:value-type="string" calcext:value-type="string">
            <text:p>Extension to Pat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11" office:value-type="string" calcext:value-type="string">
            <text:p>Extension to Pat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style-name="ce11" office:value-type="string" calcext:value-type="string">
            <text:p>Extension to Pat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lace&gt;</text:p>
          </table:table-cell>
          <table:table-cell table:style-name="ce11" office:value-type="string" calcext:value-type="string">
            <text:p>Extension to Pat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birthplace&gt;</text:p>
          </table:table-cell>
          <table:table-cell table:style-name="ce11" office:value-type="string" calcext:value-type="string">
            <text:p>Extension to Patie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languageCommunic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nguageCode code="en"/&gt;</text:p>
          </table:table-cell>
          <table:table-cell office:value-type="string" calcext:value-type="string">
            <text:p>Patient.communucation.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EN is "English" as in the IG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odeCode code="ESP" displayName="Expressed spoken"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roposed extension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System="2.16.840.1.113883.5.60" codeSystemName="LanguageAbilityMode"/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roficiencyLevelCode code="G" displayName="Good"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5.61"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LanguageAbilityProficiency"/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referenceInd value="true"/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nguageCommunication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ti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oviderOrganization&gt;</text:p>
          </table:table-cell>
          <table:table-cell office:value-type="string" calcext:value-type="string">
            <text:p>Patient.managingOrganization</text:p>
          </table:table-cell>
          <table:table-cell table:style-name="ce7" office:value-type="string" calcext:value-type="string">
            <text:p>Organization.type ?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d root="2.16.840.1.113883.4.6"/&gt;</text:p>
          </table:table-cell>
          <table:table-cell table:style-name="ce12" office:value-type="string" calcext:value-type="string">
            <text:p>Organization.identif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table:style-name="ce13" office:value-type="string" calcext:value-type="string">
            <text:p>Organization.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lecom use="WP" value="tel: 555-555-5000"/&gt;</text:p>
          </table:table-cell>
          <table:table-cell table:style-name="ce13" office:value-type="string" calcext:value-type="string">
            <text:p>Organization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table:style-name="ce13" office:value-type="string" calcext:value-type="string">
            <text:p>Organization.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reetAddressLine&gt;1001 Village Avenue&lt;/streetAddressLine&gt;</text:p>
          </table:table-cell>
          <table:table-cell office:value-type="string" calcext:value-type="string">
            <text:p>Address.line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office:value-type="string" calcext:value-type="string">
            <text:p>Address.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office:value-type="string" calcext:value-type="string">
            <text:p>Address.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office:value-type="string" calcext:value-type="string">
            <text:p>Address.postal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office:value-type="string" calcext:value-type="string">
            <text:p>Address.coun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rovider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tie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cordTarg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uthor&gt;</text:p>
          </table:table-cell>
          <table:table-cell table:style-name="ce14" office:value-type="string" calcext:value-type="string">
            <text:p>Composition.author</text:p>
          </table:table-cell>
          <table:table-cell table:style-name="ce23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time value="20050329224411+0500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ssignedAuthor&gt;</text:p>
          </table:table-cell>
          <table:table-cell table:style-name="ce15" office:value-type="string" calcext:value-type="string">
            <text:p>Practitioner / Patient / Device / RelatedPerson</text:p>
          </table:table-cell>
          <table:table-cell office:value-type="string" calcext:value-type="string">
            <text:p>Non clinical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id extension="99999999" root="2.16.840.1.113883.4.6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de code="200000000X" codeSystem="2.16.840.1.113883.6.101"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displayName="Allopathic &amp;amp; Osteopathic Physicians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reetAddressLine&gt;1002 Healthcare Drive &lt;/streetAddressLin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lecom use="WP" value="tel:555-555-1002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Autho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utho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dataEnterer&gt;</text:p>
          </table:table-cell>
          <table:table-cell table:style-name="ce16" office:value-type="string" calcext:value-type="string">
            <text:p>Provenance Resourc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d root="2.16.840.1.113883.4.6" extension="999999943252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reetAddressLine&gt;1001 Village Avenue&lt;/streetAddressLin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lecom use="WP" value="tel:555-555-1002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dataEntere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nformant&gt;</text:p>
          </table:table-cell>
          <table:table-cell table:style-name="ce17" office:value-type="string" calcext:value-type="string">
            <text:p>Extension to Compo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d extension="KP00017" root="2.16.840.1.113883.19.5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reetAddressLine&gt;1001 Village Avenue&lt;/streetAddressLin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lecom use="WP" value="tel:555-555-1002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informa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nforma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relatedEntity classCode="PRS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!-- classCode PRS represents a person with personal relationship with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the patient. --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de code="SPS" displayName="SPOUSE" codeSystem="2.16.840.1.113883.1.11.19563"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codeSystemName="Personal Relationship Role Type Value Set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relat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Frank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Jones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relat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relat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informa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ustodian&gt;</text:p>
          </table:table-cell>
          <table:table-cell table:style-name="ce18" office:value-type="string" calcext:value-type="string">
            <text:p>Composition.custodi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signedCustodia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representedCustodianOrganizati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d extension="99999999" root="2.16.840.1.113883.4.6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lecom value="tel: 555-555-1002" use="WP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ddr use="WP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reetAddressLine&gt;1002 Healthcare Drive &lt;/streetAddressLin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representedCustodianOrganizati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Custodia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custodia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nformationRecipient&gt;</text:p>
          </table:table-cell>
          <table:table-cell table:style-name="ce17" office:value-type="string" calcext:value-type="string">
            <text:p>Extension to Compo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ntendedRecipie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nformationRecipie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informationRecipie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receivedOrganizati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receivedOrganizati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intendedRecipie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informationRecipie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legalAuthenticato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ime value="20090227130000+0500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ignatureCode code="S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d extension="999999999" root="2.16.840.1.113883.4.6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reetAddressLine&gt;1001 Village Avenue&lt;/streetAddressLin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lecom use="WP" value="tel:555-555-1002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legalAuthenticato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uthenticator&gt;</text:p>
          </table:table-cell>
          <table:table-cell table:style-name="ce5"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ime value="20090227130000+0500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ignatureCode code="S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d extension="999999999" root="2.16.840.1.113883.4.6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reetAddressLine&gt;1001 Village Avenue&lt;/streetAddressLin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lecom use="WP" value="tel:555-555-1002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uthenticator&gt;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documentationOf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rviceEvent classCode="PCPR"&gt;</text:p>
          </table:table-cell>
          <table:table-cell office:value-type="string" calcext:value-type="string">
            <text:p>Encounter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code code="73761001" codeSystem="2.16.840.1.113883.6.96" codeSystemName="SNOMED CT"</text:p>
          </table:table-cell>
          <table:table-cell office:value-type="string" calcext:value-type="string">
            <text:p>Procedure.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Colonoscopy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office:value-type="string" calcext:value-type="string">
            <text:p>Procedure.performedDateTime/Procedure.performedPeri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low value="201209080000-04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1209150000-04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 typeCode="PRF"&gt;</text:p>
          </table:table-cell>
          <table:table-cell office:value-type="string" calcext:value-type="string">
            <text:p>Procedure.perfor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functionCode code="PP" displayName="Primary Performer"</text:p>
          </table:table-cell>
          <table:table-cell office:value-type="string" calcext:value-type="string">
            <text:p>Procedure.performer.r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12.443" codeSystemName="Provider Rol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Primary Care Provider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function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rovider NPI "PseudoMD-1"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extension="PseudoMD-1" root="2.16.840.1.113883.4.6"/&gt;</text:p>
          </table:table-cell>
          <table:table-cell office:value-type="string" calcext:value-type="string">
            <text:p>Procedure.performer.practitio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de code="207RG0100X" displayName="Gastroenterologist"</text:p>
          </table:table-cell>
          <table:table-cell office:value-type="string" calcext:value-type="string">
            <text:p>Practitioner.qual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Provider Codes" codeSystem="2.16.840.1.113883.6.1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office:value-type="string" calcext:value-type="string">
            <text:p>Practitioner.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reetAddressLine&gt;1001 Village Avenue&lt;/streetAddressLine&gt;</text:p>
          </table:table-cell>
          <table:table-cell office:value-type="string" calcext:value-type="string">
            <text:p>Practitioner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office:value-type="string" calcext:value-type="string">
            <text:p>Practitioner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office:value-type="string" calcext:value-type="string">
            <text:p>Practitioner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office:value-type="string" calcext:value-type="string">
            <text:p>Practitioner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office:value-type="string" calcext:value-type="string">
            <text:p>Practitioner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value="tel:+1-555-555-5000" use="HP"/&gt;</text:p>
          </table:table-cell>
          <table:table-cell office:value-type="string" calcext:value-type="string">
            <text:p>Practitioner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</text:p>
          </table:table-cell>
          <table:table-cell office:value-type="string" calcext:value-type="string">
            <text:p>Practitioner.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refix&gt;Dr.&lt;/prefix&gt;</text:p>
          </table:table-cell>
          <table:table-cell office:value-type="string" calcext:value-type="string">
            <text:p>Practitioner.nam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office:value-type="string" calcext:value-type="string">
            <text:p>Practitioner.nam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office:value-type="string" calcext:value-type="string">
            <text:p>Practitioner.nam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resentedOrganization&gt;</text:p>
          </table:table-cell>
          <table:table-cell office:value-type="string" calcext:value-type="string">
            <text:p>Practioner.role.managing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d root="2.16.840.1.113883.19.5.9999.1393"/&gt;</text:p>
          </table:table-cell>
          <table:table-cell office:value-type="string" calcext:value-type="string">
            <text:p>Organization.identif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office:value-type="string" calcext:value-type="string">
            <text:p>Organization.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lecom value="tel:+1-555-555-5000" use="HP"/&gt;</text:p>
          </table:table-cell>
          <table:table-cell office:value-type="string" calcext:value-type="string">
            <text:p>Organization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office:value-type="string" calcext:value-type="string">
            <text:p>Organization.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reetAddressLine&gt;1001 Village Avenue&lt;/streetAddressLine&gt;</text:p>
          </table:table-cell>
          <table:table-cell office:value-type="string" calcext:value-type="string">
            <text:p>Organiz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office:value-type="string" calcext:value-type="string">
            <text:p>Organiz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office:value-type="string" calcext:value-type="string">
            <text:p>Organiz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office:value-type="string" calcext:value-type="string">
            <text:p>Organiz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office:value-type="string" calcext:value-type="string">
            <text:p>Organiz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rviceEv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documentationOf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*************************** CDA Body **********************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uctured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********** ADVANCE DIRECTIVES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style-name="ce4"/>
          <table:table-cell office:value-type="string" calcext:value-type="string">
            <text:p>Non clinical 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secti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!-- conforms to Advance Directives section with entries optional --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2.21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!-- Advance Directives section with entries required --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2.21.1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de code="42348-3" codeSystem="2.16.840.1.113883.6.1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itle&gt;ADVANCE DIRECTIVES&lt;/titl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x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head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h&gt;Directive&lt;/th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h&gt;Description&lt;/th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h&gt;Verification&lt;/th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h&gt;Supporting Document(s)&lt;/th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head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bod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d&gt;Resuscitation status&lt;/td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d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ntent ID="AD1"&gt;Do not resuscitate&lt;/conte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d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d&gt;Dr. Robert Dolin, Feb 13, 2011&lt;/td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d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linkHtml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href="AdvanceDirective.b50b7910-7ffb-4f4c-bbe4-177ed68cbbf3.pdf"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gt;Advance directive&lt;/linkHtml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d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bod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abl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ex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e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48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!-- ** Advance Directive Observation ** --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d root="9b54c3c9-1673-49c7-aef9-b037ed72ed27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de code="304251008" codeSystem="2.16.840.1.113883.6.96"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displayName="Resuscitation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effectiveTi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low value="20110213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high nullFlavor="NA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value xsi:type="CD" code="304253006"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96" displayName="Do not resuscitate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originalTex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reference value="#AD1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originalTex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valu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articipant typeCode="VRF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1.58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ime value="201102013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articipantRol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d root="20cf14fb-b65c-4c8c-a54d-b0cca834c18c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laying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refix&gt;Dr.&lt;/prefix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Dolin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Robert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playing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participa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articipant typeCode="CST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articipantRole classCode="AGNT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reetAddressLine&gt;21 North Ave.&lt;/streetAddressLin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ity&gt;Burlington&lt;/c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lecom value="tel:(555)555-1003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laying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prefix&gt;Dr.&lt;/prefix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family&gt;Dolin&lt;/famil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given&gt;Robert&lt;/give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playingEntit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participa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reference typeCode="REFR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seperatableInd value="false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externalDocume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id root="b50b7910-7ffb-4f4c-bbe4-177ed68cbbf3"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text mediaType="application/pdf"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reference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value="AdvanceDirective.b50b7910-7ffb-4f4c-bbe4-177ed68cbbf3.pdf"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/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tex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externalDocument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reference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observati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entry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section&gt;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&lt;/component&gt;</text:p>
          </table:table-cell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&lt;!-- ********************************* Allergies, Adverse Reactions, Alerts 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Allergies section with entries optional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6"/&gt;</text:p>
          </table:table-cell>
          <table:table-cell/>
          <table:table-cell office:value-type="string" calcext:value-type="string">
            <text:p>Move to Composition.section.title ?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!-- Allergies section with entries required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6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8765-2" codeSystem="2.16.840.1.113883.6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ALLERGIES, ADVERSE REACTIONS, ALERT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Substanc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Overall Severity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Reaction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Reaction Severity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Statu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LLERGENIC EXTRACT, PENICILLIN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everity4"&gt;Moderate to Severe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reaction1"&gt;Nausea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everity1"&gt;Mild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Inactiv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Codein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everity5"&gt;Mild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reaction2"&gt;Wheezing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everity2"&gt;Moderate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ctiv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spirin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everity6"&gt;Mild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reaction3"&gt;Hives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everity3"&gt;Mild to moderate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ctiv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llergy problem act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0"/&gt;</text:p>
          </table:table-cell>
          <table:table-cell office:value-type="string" calcext:value-type="string">
            <text:p>AllergyIntoler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d root="36e3e930-7b14-11db-9fe1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8765-2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llergies, adverse reactions, aler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active"/&gt;</text:p>
          </table:table-cell>
          <table:table-cell table:style-name="ce9" office:value-type="string" calcext:value-type="string">
            <text:p>AllergyIntolerance.status</text:p>
          </table:table-cell>
          <table:table-cell office:value-type="string" calcext:value-type="string">
            <text:p>Need reco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effectiveTime value="20070501"/&gt;</text:p>
          </table:table-cell>
          <table:table-cell office:value-type="string" calcext:value-type="string">
            <text:p>AllergyIntolerance.lastOccur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office:value-type="string" calcext:value-type="string">
            <text:p>AllergyIntolerance.event[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** Allerg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4adc1020-7b14-11db-9fe1-0800200c9a66"/&gt;</text:p>
          </table:table-cell>
          <table:table-cell office:value-type="string" calcext:value-type="string">
            <text:p>AllergyIntolerance.event[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de code="ASSERTION" codeSystem="2.16.840.1.113883.5.4"/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70501"/&gt;</text:p>
          </table:table-cell>
          <table:table-cell office:value-type="string" calcext:value-type="string">
            <text:p>AllergyIntolerance.event[].on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419511003"</text:p>
          </table:table-cell>
          <table:table-cell table:style-name="ce19" office:value-type="string" calcext:value-type="string">
            <text:p>AllergyIntolerance.event[].manife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Propensity to adverse reactions to drug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reaction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valu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CSM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MANU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layingEntity classCode="MMA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14422"</text:p>
          </table:table-cell>
          <table:table-cell office:value-type="string" calcext:value-type="string">
            <text:p>AllergyIntolerance.subst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ALLERGENIC EXTRACT, PENICILLI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8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RxNorm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reaction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lay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llergy status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3999-4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Statu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E" code="73425007"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Inactiv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MFST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Reactio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4adc1020-7b14-11db-9fe1-0800200c9a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nullFlavor="N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reaction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705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90227130000+05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422587007"</text:p>
          </table:table-cell>
          <table:table-cell table:style-name="ce19" office:value-type="string" calcext:value-type="string">
            <text:p>AllergyIntolerance.event[].manife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Nause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Severit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SEV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Severity Observ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4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ActCod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severity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255604002"</text:p>
          </table:table-cell>
          <table:table-cell table:style-name="ce20" office:value-type="string" calcext:value-type="string">
            <text:p>AllergyIntolerance.event[].severety</text:p>
          </table:table-cell>
          <table:table-cell office:value-type="string" calcext:value-type="string">
            <text:p>Need reco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Name="Mil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Suceptibl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1.11.7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Observation Interpretatio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Severit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SEV" displayName="Severity Observ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4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ActCod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severity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371924009"</text:p>
          </table:table-cell>
          <table:table-cell table:style-name="ce20" office:value-type="string" calcext:value-type="string">
            <text:p>AllergyIntolerance.event[].severety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Name="Moderate to sever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displayName="Normal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1.11.7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Observation Interpretatio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&lt;entry typeCode="DRIV"&gt;</text:p>
          </table:table-cell>
          <table:table-cell table:style-name="ce21" office:value-type="string" calcext:value-type="string">
            <text:p>Repeated AllergyIntolerance templates, same as above. Skip to next block</text:p>
          </table:table-cell>
          <table:table-cell table:style-name="ce21" table:number-columns-repeated="1022"/>
        </table:table-row>
        <table:table-row table:style-name="ro1">
          <table:table-cell table:style-name="ce2" office:value-type="string" calcext:value-type="string">
            <text:p>&lt;act classCode="ACT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Allergy problem act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30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d root="36e3e930-7b14-11db-9fe1-0800200c9a66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48765-2" codeSystem="2.16.840.1.113883.6.1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LOINC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Allergies, adverse reactions, alerts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active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ffectiveTime value="20060501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SUBJ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Allergy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7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d root="4adc1020-7b14-11db-9fe1-0800200c9a66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ASSERTION" codeSystem="2.16.840.1.113883.5.4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ffectiveTim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low value="20060501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ffectiveTim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D" code="419511003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Propensity to adverse reactions to drug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SNOMED CT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riginal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reaction2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riginal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valu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participant typeCode="CSM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participantRole classCode="MANU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playingEntity classCode="MMAT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2670" displayName="Codeine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88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RxNorm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riginal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reaction2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riginal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cod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playingEntity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participantRol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participan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SUBJ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Allergy status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28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33999-4" codeSystem="2.16.840.1.113883.6.1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LOINC" displayName="Status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E" code="55561003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Active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MFST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Reaction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9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d root="4adc1020-7b14-11db-9fe1-0800200c9a64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nullFlavor="NA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reaction2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ffectiveTim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low value="20060501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high value="20090227130000+0500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ffectiveTim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D" code="56018004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Wheezing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SUBJ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Severity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8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SEV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Severity Observation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5.4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ActCode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severity5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D" code="255604002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Mild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SNOMED CT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nterpretationCode code="S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Suceptible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1.11.78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Observation Interpretation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SUBJ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Severity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8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SEV" displayName="Severity Observation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5.4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ActCode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severity2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D" code="6736007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Moderate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SNOMED CT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nterpretationCode code="N" displayName="Normal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1.11.78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Observation Interpretation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ac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 typeCode="DRIV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act classCode="ACT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Allergy problem act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30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d root="36e3e930-7b14-11db-9fe1-0800200c9a66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48765-2" codeSystem="2.16.840.1.113883.6.1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LOINC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Allergies, adverse reactions, alerts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active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ffectiveTime value="20080501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SUBJ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Allergy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7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d root="4adc1020-7b14-11db-9fe1-0800200c9a66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ASSERTION" codeSystem="2.16.840.1.113883.5.4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ffectiveTim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low value="20080501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ffectiveTim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D" code="59037007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Drug intolerance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SNOMED CT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riginal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reaction3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riginal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valu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participant typeCode="CSM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participantRole classCode="MANU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playingEntity classCode="MMAT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1191" displayName="Aspirin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88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RxNorm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riginal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reaction3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riginal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cod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playingEntity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participantRol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participan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SUBJ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Allergy status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28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33999-4" codeSystem="2.16.840.1.113883.6.1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LOINC" displayName="Status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E" code="55561003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Active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MFST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Reaction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9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d root="4adc1020-7b14-11db-9fe1-0800200c9a64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nullFlavor="NA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reaction3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ffectiveTim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low value="20080501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high value="20090227130000+0500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ffectiveTime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D" code="247472004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Hives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SUBJ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Severity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8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SEV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Severity Observation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5.4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ActCode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severity6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D" code="371923003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Mild to moderate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SNOMED CT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nterpretationCode code="S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Suceptible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1.11.78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Observation Interpretation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entryRelationship typeCode="SUBJ" inversionInd="true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observation classCode="OBS" moodCode="EVN"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!-- ** Severity observation ** --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mplateId root="2.16.840.1.113883.10.20.22.4.8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code code="SEV" displayName="Severity Observation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5.4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ActCode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reference value="#severity3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text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statusCode code="completed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value xsi:type="CD" code="371923003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displayName="Mild to moderate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6.96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SNOMED CT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interpretationCode code="N" displayName="Normal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="2.16.840.1.113883.1.11.78"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codeSystemName="Observation Interpretation"/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observation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entryRelationship&gt;</text:p>
          </table:table-cell>
          <table:table-cell table:style-name="ce21" table:number-columns-repeated="1023"/>
        </table:table-row>
        <table:table-row table:style-name="ro1">
          <table:table-cell table:style-name="ce2" office:value-type="string" calcext:value-type="string">
            <text:p>&lt;/act&gt;</text:p>
          </table:table-cell>
          <table:table-cell table:style-name="ce21" table:number-columns-repeated="1023"/>
        </table:table-row>
        <table:table-row table:style-name="ro1">
          <table:table-cell table:style-name="ce3" office:value-type="string" calcext:value-type="string">
            <text:p>&lt;/entry&gt;</text:p>
          </table:table-cell>
          <table:table-cell table:style-name="ce21"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******* ASSESSMENT **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Assessment section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System="2.16.840.1.113883.6.1" codeSystemName="LOINC" code="51848-0"</text:p>
          </table:table-cell>
          <table:table-cell office:value-type="string" calcext:value-type="string">
            <text:p>Contition 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ASSESSME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ASSESSMENT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ist listType="ordered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tem&gt;Recurrent GI bleed of unknown etiology; hypotension perh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ndary to this but as likely secondary to polypharmacy.&lt;/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tem&gt;Acute on chronic anemia secondary to #1.&lt;/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tem&gt;Azotemia, acute renal failure with volume loss secondary 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1.&lt;/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tem&gt;Hyperkalemia secondary to #3 and on ACE and K+ supplement.&lt;/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tem&gt;Other chronic diagnoses as noted above, currently stable.&lt;/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is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** ENCOUNTERS 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Encounters section with entries optional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2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Encounters section with entries required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22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6240-8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History of encounter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ENCOUNTER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Encounter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Performer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Location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Dat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Encounter1"/&gt; Checkup Examination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Performer Nam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Community Urgent Care Center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20090227130000+0500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counter classCode="ENC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Encounter activities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9"/&gt;</text:p>
          </table:table-cell>
          <table:table-cell office:value-type="string" calcext:value-type="string">
            <text:p>En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d root="2a620155-9d11-439e-92b3-5d9815ff4de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99213" displayName="Office outpatient visit 15 minutes"</text:p>
          </table:table-cell>
          <table:table-cell office:value-type="string" calcext:value-type="string">
            <text:p>Encounter.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CPT" codeSystem="2.16.840.1.113883.6.12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Version="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 Checkup Examination &lt;reference value="#Encounter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anslation code="AMB" codeSystem="2.16.840.1.113883.5.4"</text:p>
          </table:table-cell>
          <table:table-cell office:value-type="string" calcext:value-type="string">
            <text:p>Encounter.class</text:p>
          </table:table-cell>
          <table:table-cell office:value-type="string" calcext:value-type="string">
            <text:p>Need reco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Name="Ambulatory" codeSystemName="HL7 ActEncounterCod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February 27, 2009 at 1:00PM EST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90227130000+0500"/&gt;</text:p>
          </table:table-cell>
          <table:table-cell office:value-type="string" calcext:value-type="string">
            <text:p>Encounter.peri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rovider NPI "PseduoMD-3"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PseduoMD-3"/&gt;</text:p>
          </table:table-cell>
          <table:table-cell office:value-type="string" calcext:value-type="string">
            <text:p>Encounter.participant[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de code="59058001" codeSystem="2.16.840.1.113883.6.96"</text:p>
          </table:table-cell>
          <table:table-cell office:value-type="string" calcext:value-type="string">
            <text:p>Encounter.participant[] / Practitioner.qual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SNOMED CT" displayName="General Physicia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LO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SDLO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2"/&gt;</text:p>
          </table:table-cell>
          <table:table-cell office:value-type="string" calcext:value-type="string">
            <text:p>Encounter.location[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Service Delivery Location templat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160-1" codeSystem="2.16.840.1.113883.6.259"</text:p>
          </table:table-cell>
          <table:table-cell office:value-type="string" calcext:value-type="string">
            <text:p>Encounter.location[] / Location.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HealthcareServiceLoc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Urgent Care Center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office:value-type="string" calcext:value-type="string">
            <text:p>Encounter.location[] / Location.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reetAddressLine&gt;17 Daws Rd.&lt;/streetAddressLine&gt;</text:p>
          </table:table-cell>
          <table:table-cell office:value-type="string" calcext:value-type="string">
            <text:p>Encounter.location[] / Loc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office:value-type="string" calcext:value-type="string">
            <text:p>Encounter.location[] / Loc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office:value-type="string" calcext:value-type="string">
            <text:p>Encounter.location[] / Loc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office:value-type="string" calcext:value-type="string">
            <text:p>Encounter.location[] / Loc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office:value-type="string" calcext:value-type="string">
            <text:p>Encounter.location[] / Location.addres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office:value-type="string" calcext:value-type="string">
            <text:p>Encounter.location[] / Location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layingEntity classCode="PL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Community Urgent Care Center&lt;/name&gt;</text:p>
          </table:table-cell>
          <table:table-cell office:value-type="string" calcext:value-type="string">
            <text:p>Encounter.location[] / Location.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lay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SO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office:value-type="string" calcext:value-type="string">
            <text:p>Encounter.reason / Cond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1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db734647-fc99-424c-a864-7e3cda82e70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nsion="4566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04684003" displayName="Finding"</text:p>
          </table:table-cell>
          <table:table-cell office:value-type="string" calcext:value-type="string">
            <text:p>Encounter.reason / Condition.categ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office:value-type="string" calcext:value-type="string">
            <text:p>Encounter.reason / Condition.clinicalStatus 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7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233604007" displayName="Pneumonia"</text:p>
          </table:table-cell>
          <table:table-cell office:value-type="string" calcext:value-type="string">
            <text:p>Encounter.reason / Condition.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9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count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 FAMILY HISTORY 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Family history section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1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0157-6" codeSystem="2.16.840.1.113883.6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FAMILY HISTORY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graph&gt;Father (deceased)&lt;/paragrap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Diagnosi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Age At Onset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Myocardial Infarction (cause of death)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57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Diabetes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40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ganizer moodCode="EVN" classCode="CLUSTE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Family history organiz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ubje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latedSubject classCode="PR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FTH" displayName="Father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FamilyRelationshipRoleTyp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11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anslation code="9947008" displayName="Biological father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ubje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dtc:id root="2.16.840.1.113883.19.5.99999.2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nsion="9999999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ministrativeGenderCode code="M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1" displayName="Mal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irthTime value="191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Example use of sdtc extensions included below in comments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&lt;sdtc:deceasedInd value="true"/&gt; &lt;sdtc:deceasedTime value="1967"/&gt;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ubje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latedSubje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ubje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Family histor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d42ebf70-5c89-11db-b0de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64572001" displayName="Condi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196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2229800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Myocardial infarctio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CAU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Family history death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6898fae0-5c8a-11db-b0de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ASSER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419099009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Dea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ge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4551800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ge At Ons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57" unit="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Family histor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5bfe3ec0-5c8b-11db-b0de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64572001" displayName="Condi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195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4405400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Diabetes mellitus type 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ge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4551800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ge At Ons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40" unit="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ganiz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 FUNCTIONAL STATUS **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Functional status section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7420-5" codeSystem="2.16.840.1.113883.6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Functional Statu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Functional or Cognitive Finding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Observation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Observation Dat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Condition Statu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&lt;content ID="FUNC1"&gt;Ambulation(Dependent 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pendent)&lt;/content&gt;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Independently abl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March 11, 2009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ctiv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&lt;content ID="FUNC2"&gt;Finding of Functional Performance 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vity&lt;/content&gt;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Dyspnea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February 2007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ctiv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Cognitive Function Finding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&lt;content ID="COG2"&gt;Memory impairment&lt;/content&gt;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pril 2007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ctiv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&lt;content ID="COG1"&gt;Cognitive Function Finding(Non-Aggress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 Aggressive)&lt;/content&gt;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ggressive behavior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March 11, 2009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ctiv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ganizer classCode="CLUSTER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nforms to Result Organiz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Functional Status Result Organizer templat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9295dba4-df05-46bb-b94e-f2c4e4b156f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d5" displayName="Self-Car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254" codeSystemName="ICF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nforms to Result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Functional status result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b5a04b-2bf4-49d1-8336-636a3813df0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57251-1" displayName="Ambul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 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FUNC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90311123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37115300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Independently abl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B" codeSystem="2.16.840.1.113883.5.8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CO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ssessment scale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b5a04b-2bf4-49d1-8336-636a3813df0b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54614-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Brief Interview for Mental Statu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derivationExpr&gt;Text description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ation&lt;/derivationExp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1202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Summed score of the component values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INT" value="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CO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ssessment scale supporting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f4dce790-8328-11db-9fe1-0800200c9a3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52731-7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Repetition of Three Word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LA6395-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Thre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CO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ssessment scale supporting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f4dce790-8328-11db-9fe1-0800200c9a2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52732-5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Temporal orientation - current year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LA10966-2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Missed by 2-5 year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aregiver characteristics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7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b5a04b-2bf4-49d1-8336-636a3813df0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ASSER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42261500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aregiver difficulty providing physical car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IND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CAREGIVE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MTH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11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Mother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ganiz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nforms to Problem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Functional status problem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08edb7c0-2111-43f2-a784-9a5fdfaa67f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248536006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Finding of Functional Performance and Activity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FUNC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70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70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 162891007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 displayName="dyspne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nforms to Problem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gnitive status problem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7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08edb7c0-2111-43f2-a784-9a5fdfaa67f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73930000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gnitive Function Finding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COG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70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70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38680700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 displayName="Memory impairmen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ganizer classCode="CLUSTER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nforms to Result organiz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gnitive status result organiz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7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9295dba4-df05-46bb-b94e-f2c4e4b156f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d3" displayName="Communic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254" codeSystemName="ICF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nforms to Result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gnitive status result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7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b5a04b-2bf4-49d1-8336-636a3813df0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73930000" displayName="Cognitive function finding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COG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90311123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6137200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ggressive behavior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HH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8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CO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ssessment scale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b5a04b-2bf4-49d1-8336-636a3813df0b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248241002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Brief Interview for Mental Statu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derivationExpr&gt;Text description of t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ation&lt;/derivationExp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1202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Summed score of the component values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INT" value="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CO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ssessment scale supporting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f4dce790-8328-11db-9fe1-0800200c9a3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52731-7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Repetition of Three Word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LA6395-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Thre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CO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ssessment scale supporting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f4dce790-8328-11db-9fe1-0800200c9a2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52732-5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Temporal orientation - current year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LA10966-2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Missed by 2-5 year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aregiver characteristics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7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b5a04b-2bf4-49d1-8336-636a3813df0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ASSER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42261500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aregiver difficulty providing physical car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IND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CAREGIVE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MTH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11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Mother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Non Aggressive to Aggressive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ference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ganiz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 IMMUNIZATIONS 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Immunizations section with entries optional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Immunizations section with entries required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2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1369-6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History of immunization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IMMUNIZATION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immunSe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Vaccin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Dat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Statu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immi1"/&gt; Influenza, seasonal, IM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Nov 1999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Completed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immi2"/&gt; Influenza, seasonal, IM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Dec 1998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Completed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immi3"/&gt; Pneumococcal polysaccharide vaccin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Dec 1998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Completed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immi4"/&gt; Tetanus and diphtheria toxoids, IM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1997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Refused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ubstanceAdministration classCode="SBADM" moodCode="EV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gationInd="false"&gt;</text:p>
          </table:table-cell>
          <table:table-cell office:value-type="string" calcext:value-type="string">
            <text:p>Immunization.wasNotGi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** Immunization activity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5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e6f1ba43-c0ed-4b9b-9f12-f435d8ad8f9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immun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xsi:type="IVL_TS" value="199911"/&gt;</text:p>
          </table:table-cell>
          <table:table-cell table:style-name="ce9" office:value-type="string" calcext:value-type="string">
            <text:p>Immunization.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routeCode code="C28161" codeSystem="2.16.840.1.113883.3.26.1.1"</text:p>
          </table:table-cell>
          <table:table-cell office:value-type="string" calcext:value-type="string">
            <text:p>Immunization.route</text:p>
          </table:table-cell>
          <table:table-cell office:value-type="string" calcext:value-type="string">
            <text:p>Recoding requi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SystemName="National Cancer Institute (NCI) Thesauru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Intramuscular injectio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doseQuantity value="50" unit="mcg"/&gt;</text:p>
          </table:table-cell>
          <table:table-cell office:value-type="string" calcext:value-type="string">
            <text:p>Immunization.dosageQua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nsum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dProduct classCode="MANU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Immunization medication inform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5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dMaterial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88" codeSystem="2.16.840.1.113883.12.292"</text:p>
          </table:table-cell>
          <table:table-cell office:value-type="string" calcext:value-type="string">
            <text:p>Immunization.vaccine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Influenza virus vaccin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CVX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immi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anslation code="141"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Influenza, seasonal, injectabl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CVX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12.29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tNumberText&gt;1&lt;/lotNumberText&gt;</text:p>
          </table:table-cell>
          <table:table-cell office:value-type="string" calcext:value-type="string">
            <text:p>Immunization.lot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manufacturedMaterial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r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Health LS - Immuno Inc.&lt;/name&gt;</text:p>
          </table:table-cell>
          <table:table-cell office:value-type="string" calcext:value-type="string">
            <text:p>Immunization.manufacturer /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manufacturer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anufacturedProdu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nsum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.5.9999.456" extension="2981824"/&gt;</text:p>
          </table:table-cell>
          <table:table-cell office:value-type="string" calcext:value-type="string">
            <text:p>Immunization.performer / Practitio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ddr&gt;</text:p>
          </table:table-cell>
          <table:table-cell office:value-type="string" calcext:value-type="string">
            <text:p>Immunization.performer / Practitioner.add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reetAddressLine&gt;1021 Health Drive&lt;/streetAddressLine&gt;</text:p>
          </table:table-cell>
          <table:table-cell office:value-type="string" calcext:value-type="string">
            <text:p>Immunization.performer / Practitioner.addre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ity&gt;Ann Arbor&lt;/city&gt;</text:p>
          </table:table-cell>
          <table:table-cell office:value-type="string" calcext:value-type="string">
            <text:p>Immunization.performer / Practitioner.addre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tate&gt;MI&lt;/state&gt;</text:p>
          </table:table-cell>
          <table:table-cell office:value-type="string" calcext:value-type="string">
            <text:p>Immunization.performer / Practitioner.addre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ostalCode&gt;99099&lt;/postalCode&gt;</text:p>
          </table:table-cell>
          <table:table-cell office:value-type="string" calcext:value-type="string">
            <text:p>Immunization.performer / Practitioner.addre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office:value-type="string" calcext:value-type="string">
            <text:p>Immunization.performer / Practitioner.addres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office:value-type="string" calcext:value-type="string">
            <text:p>Immunization.performer / Practitioner.telecom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</text:p>
          </table:table-cell>
          <table:table-cell office:value-type="string" calcext:value-type="string">
            <text:p>Immunization.performer / Practitioner.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iven&gt;Amanda&lt;/given&gt;</text:p>
          </table:table-cell>
          <table:table-cell office:value-type="string" calcext:value-type="string">
            <text:p>Immunization.performer / Practitioner.nam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family&gt;Assigned&lt;/family&gt;</text:p>
          </table:table-cell>
          <table:table-cell office:value-type="string" calcext:value-type="string">
            <text:p>Immunization.performer / Practitioner.nam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resentedOrganization&gt;</text:p>
          </table:table-cell>
          <table:table-cell office:value-type="string" calcext:value-type="string">
            <text:p>Immunization.performer / Practitioner.practitionerRole.managing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d root="2.16.840.1.113883.19.5.9999.139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Good Health Clinic&lt;/name&gt;</text:p>
          </table:table-cell>
          <table:table-cell office:value-type="string" calcext:value-type="string">
            <text:p>Organization.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office:value-type="string" calcext:value-type="string">
            <text:p>Organization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ddr nullFlavor="UNK"/&gt;</text:p>
          </table:table-cell>
          <table:table-cell office:value-type="string" calcext:value-type="string">
            <text:p>Organization.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fals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INT"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** Instructions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71044003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immunization educatio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immunSect"/&gt; Possible flu-like symptoms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 three days. 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ubstanceAdministr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&lt;substanceAdministration classCode="SBADM" moodCode="EVN" negationInd="true"&gt;</text:p>
          </table:table-cell>
          <table:table-cell office:value-type="string" calcext:value-type="string">
            <text:p>Immunization activity Instances. Same as above. Skip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&lt;!-- ** Immunization activity ** --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mplateId root="2.16.840.1.113883.10.20.22.4.5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e6f1ba43-c0ed-4b9b-9f12-f435d8ad8f9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ference value="#immun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effectiveTime xsi:type="IVL_TS" value="19981215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outeCode code="C28161" codeSystem="2.16.840.1.113883.3.26.1.1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National Cancer Institute (NCI) Thesauru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Intramuscular injection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doseQuantity value="50" unit="mcg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nsumabl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dProduct classCode="MANU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!-- ** Immunization medication information ** --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mplateId root="2.16.840.1.113883.10.20.22.4.5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dMaterial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de code="88" codeSystem="2.16.840.1.113883.12.292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Influenza virus vaccine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CVX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ference value="#immi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ranslation code="141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Influenza, seasonal, injectable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CVX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="2.16.840.1.113883.12.29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lotNumberText&gt;1&lt;/lotNumber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dMaterial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r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Health LS - Immuno Inc.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r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dProduc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consumabl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2.16.840.1.113883.19.5.9999.456" extension="298182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reetAddressLine&gt;1021 Health Drive&lt;/streetAddressLin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ity&gt;Ann Arbor&lt;/cit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ate&gt;MI&lt;/stat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postalCode&gt;99099&lt;/postalCod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ssignedPers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given&gt;Amanda&lt;/give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family&gt;Assigned&lt;/famil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ssignedPers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presented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2.16.840.1.113883.19.5.9999.139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Good Health Clinic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ddr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ct classCode="ACT" moodCode="INT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!-- ** Instructions ** --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mplateId root="2.16.840.1.113883.10.20.22.4.20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de code="171044003" codeSystem="2.16.840.1.113883.6.96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immunization education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ference value="#immunSect"/&gt; Possible flu-like symptom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or three days. &lt;/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substanceAdministr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ubstanceAdministration classCode="SBADM" moodCode="EVN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negationInd="false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!-- ** Immunization activity ** --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mplateId root="2.16.840.1.113883.10.20.22.4.5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e6f1ba43-c0ed-4b9b-9f12-f435d8ad8f9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ference value="#immun3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effectiveTime xsi:type="IVL_TS" value="19981215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outeCode code="C28161" codeSystem="2.16.840.1.113883.3.26.1.1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National Cancer Institute (NCI) Thesauru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Intramuscular injection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doseQuantity value="50" unit="mcg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nsumabl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dProduct classCode="MANU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!-- ** Immunization medication information ** --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mplateId root="2.16.840.1.113883.10.20.22.4.5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dMaterial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de code="33" codeSystem="2.16.840.1.113883.12.292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Pneumococcal polysaccharide vaccine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CVX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ference value="#immi3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ranslation code="109" displayName="Pneumococcal NO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CVX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="2.16.840.1.113883.12.29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lotNumberText&gt;1&lt;/lotNumber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dMaterial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r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Health LS - Immuno Inc.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r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dProduc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consumabl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2.16.840.1.113883.19.5.9999.456" extension="298182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reetAddressLine&gt;1021 Health Drive&lt;/streetAddressLin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ity&gt;Ann Arbor&lt;/cit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ate&gt;MI&lt;/stat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postalCode&gt;99099&lt;/postalCod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ssignedPers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given&gt;Amanda&lt;/give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family&gt;Assigned&lt;/famil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ssignedPers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presented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2.16.840.1.113883.19.5.9999.139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Good Health Clinic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ddr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substanceAdministr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ubstanceAdministration classCode="SBADM" moodCode="EVN" negationInd="true"&gt;</text:p>
          </table:table-cell>
          <table:table-cell office:value-type="string" calcext:value-type="string">
            <text:p>Immunization.notGive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&lt;!-- ** Immunization activity ** --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mplateId root="2.16.840.1.113883.10.20.22.4.5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e6f1ba43-c0ed-4b9b-9f12-f435d8ad8f92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ference value="#immun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effectiveTime xsi:type="IVL_TS" value="19981215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outeCode code="C28161" codeSystem="2.16.840.1.113883.3.26.1.1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National Cancer Institute (NCI) Thesauru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Intramuscular injection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doseQuantity value="50" unit="mcg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nsumabl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dProduct classCode="MANU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!-- ** Immunization medication Iinformation ** --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mplateId root="2.16.840.1.113883.10.20.22.4.5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dMaterial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de code="103" codeSystem="2.16.840.1.113883.12.292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Tetanus and diphtheria toxoids - preservative free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CVX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ference value="#immi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ranslation code="09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isplayName="Tetanus and diphtheria toxoids - preservative free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Name="CVX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deSystem="2.16.840.1.113883.12.292"/&gt;</text:p>
          </table:table-cell>
          <table:table-cell table:number-columns-repeated="11"/>
          <table:table-cell office:value-type="string" calcext:value-type="string">
            <text:p>&lt;postalCode&gt;99123&lt;/postalCode&gt;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lotNumberText&gt;1&lt;/lotNumberTex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dMaterial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manufacturer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Health LS - Immuno Inc.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r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manufacturedProduc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consumabl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2.16.840.1.113883.19.5.9999.456" extension="298182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reetAddressLine&gt;1021 Health Drive&lt;/streetAddressLin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ity&gt;Ann Arbor&lt;/cit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state&gt;MI&lt;/stat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postalCode&gt;99099&lt;/postalCod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ssignedPers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given&gt;Amanda&lt;/give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family&gt;Assigned&lt;/family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ssignedPers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represented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id root="2.16.840.1.113883.19.5.9999.1394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name&gt;Good Health Clinic&lt;/nam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addr nullFlavor="UNK"/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SO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Immunization refusal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5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a620155-9d11-439e-92b3-5d9815ff4dd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displayName="Patient Objection" code="PATOBJ"</text:p>
          </table:table-cell>
          <table:table-cell office:value-type="string" calcext:value-type="string">
            <text:p>Immunization.explanantion.reasonNotGiven[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HL7 ActNoImmunizationReas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ubstanceAdministr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******* INTERVENTIONS ************************************ --&gt;</text:p>
          </table:table-cell>
          <table:table-cell table:style-name="ce21"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componen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ection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Interventions section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1.2.3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ode code="62387-6" codeSystem="2.16.840.1.113883.6.1" codeSystemName="LOINC"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displayName="INTERVENTIONS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itle&gt;INTERVENTIONS PROVIDED&lt;/titl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x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list listType="ordered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tem&gt;Therapeutic exercise intervention: knee extension, 3 sets, 10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repetitions, 10-lb weight. &lt;/item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tem&gt;Therapeutic exercise intervention: arm curl, 3 sets, 10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repetitions, 15-lb weight &lt;/item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lis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ex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section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componen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*********************** MEDICAL EQUIPMENT 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style-name="ce21" office:value-type="string" calcext:value-type="string">
            <text:p>Not in MU dataset? Postpo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ection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Medical equipment section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2.23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ode code="46264-8" codeSystem="2.16.840.1.113883.6.1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itle&gt;MEDICAL EQUIPMENT&lt;/titl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x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head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r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h&gt;Supply/Device&lt;/th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h&gt;Date Supplied&lt;/th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r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head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bod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r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d&gt;Automatic implantable cardioverter/defibrillator&lt;/td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d&gt;Nov 1999&lt;/td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r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r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d&gt;Total hip replacement prosthesis&lt;/td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d&gt;1998&lt;/td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r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r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d&gt;Wheelchair&lt;/td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d&gt;1999&lt;/td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r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bod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abl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tex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upply classCode="SPLY" moodCode="EVN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** Non-medicinal supply activity **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50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2413773c-2372-4299-bbe6-5b0f60664446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effectiveTime xsi:type="IVL_TS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high value="199911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quantity value="2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articipant typeCode="PRD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articipantRole classCode="MANU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** Product instance **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37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2413773c-2372-4299-bbe6-5b0f60664489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layingDevic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ode code="72506001" codeSystem="2.16.840.1.113883.6.96"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displayName="Automatic implantable cardioverter/defibrillator"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layingDevic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copingEntit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eb936010-7b17-11db-9fe1-0800200c9b65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scopingEntit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articipan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suppl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entr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upply classCode="SPLY" moodCode="EVN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** Non-medicinal supply activity **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50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230b0ab7-206d-42d8-a947-ab4f63aad795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effectiveTime xsi:type="IVL_TS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enter value="1998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quantity value="1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articipant typeCode="PRD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articipantRole classCode="MANU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** Product instance **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37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eb936010-7b17-11db-9fe1-0800200c9a68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layingDevic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ode code="304120007" codeSystem="2.16.840.1.113883.6.96"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displayName="Total hip replacement prosthesis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layingDevic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copingEntit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0abea950-5b40-4b7e-b8d9-2a5ea3ac5500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desc&gt;Good Health Prostheses Company&lt;/desc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scopingEntit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articipan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suppl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entr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upply classCode="SPLY" moodCode="EVN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** Non-medicinal supply activity **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50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c4ffe98e-3cd3-4c54-b5bd-08ecb80379e0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effectiveTime xsi:type="IVL_TS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enter value="1999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quantity value="1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articipant typeCode="PRD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articipantRole classCode="MANU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** Product instance **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37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eb936010-7b17-11db-9fe1-0800200c9a68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layingDevic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ode code="58938008" codeSystem="2.16.840.1.113883.6.96"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displayName="Wheelchair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layingDevic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scopingEntit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id root="eb936010-7b17-11db-9fe1-0800200c9b67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desc&gt;Good Health Durable Medical Equipment&lt;/desc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scopingEntit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articipan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suppl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entr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section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component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!-- ******************************* MEDICATIONS 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Medications section with entries optional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Medications section with entries required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1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0160-0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HISTORY OF MEDICATION US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MEDICATION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Medication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Direction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Start Dat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Statu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Indication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Fill Instruction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MedSec_1"&gt;Proventil HF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0.09 MG/ACTUAT inhalant solution, 2 puffs QID P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ezing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20070103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ctiv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Pneumonia (233604007 SNOMED CT)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Generic Substitition Allowed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ubstanceAdministration classCode="SBADM" moodCode="EVN"&gt;</text:p>
          </table:table-cell>
          <table:table-cell office:value-type="string" calcext:value-type="string">
            <text:p>MedicationAdministration.wasNotGi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** Medication activity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dbd33f0-6cde-11db-9fe1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MedSec_1"/&gt; Proventil HFA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office:value-type="string" calcext:value-type="string">
            <text:p>MedicationAdministration.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effectiveTime xsi:type="IVL_TS"&gt;</text:p>
          </table:table-cell>
          <table:table-cell office:value-type="string" calcext:value-type="string">
            <text:p>MedicationAdministration.effectiveTimePeriod / effectiveTimeDate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low value="2007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12051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xsi:type="PIVL_TS" institutionSpecified="true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or="A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iod value="6" unit="h"/&gt;</text:p>
          </table:table-cell>
          <table:table-cell office:value-type="string" calcext:value-type="string">
            <text:p>MedicationPrescription.dosageInstruction.schedule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outeCode code="C38216" codeSystem="2.16.840.1.113883.3.26.1.1"</text:p>
          </table:table-cell>
          <table:table-cell office:value-type="string" calcext:value-type="string">
            <text:p>MedicationAdministration.dosage[].ro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Name="NCI Thesaurus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RESPIRATORY (INHALATION)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doseQuantity value="1" unit="mg/actuat"/&gt;</text:p>
          </table:table-cell>
          <table:table-cell table:style-name="ce9" office:value-type="string" calcext:value-type="string">
            <text:p>MedicationAdministration.dosage[].qua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rateQuantity value="90" unit="ml/min"/&gt;</text:p>
          </table:table-cell>
          <table:table-cell office:value-type="string" calcext:value-type="string">
            <text:p>MedicationAdministration.dosage[].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axDoseQuantity nullFlavor="UNK"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numerator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denominator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axDoseQua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ministrationUnitCode code="C42944" displayName="INHALANT"</text:p>
          </table:table-cell>
          <table:table-cell table:style-name="ce9" office:value-type="string" calcext:value-type="string">
            <text:p>MedicationAdministration.dosage[].meth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3.26.1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NCI Thesauru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sum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dProduct classCode="MANU"&gt;</text:p>
          </table:table-cell>
          <table:table-cell table:style-name="ce22" office:value-type="string" calcext:value-type="string">
            <text:p>MedicationAdministration.medication / Med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** Medication information ** --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23"/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id root="2a620155-9d11-439e-92b3-5d9815ff4ee8"/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manufacturedMaterial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code code="219483" codeSystem="2.16.840.1.113883.6.88"</text:p>
          </table:table-cell>
          <table:table-cell table:style-name="ce22" office:value-type="string" calcext:value-type="string">
            <text:p>Medication.code &amp; Medication.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Proventil HFA"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originalText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reference value="#MedSec_1"/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/originalText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translation code="573621"</text:p>
          </table:table-cell>
          <table:table-cell table:style-name="ce22"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ame="Proventil 0.09 MG/ACTUAT inhalant solution"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88"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codeSystemName="RxNorm"/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/code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/manufacturedMaterial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manufacturerOrganization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name&gt;Medication Factory Inc.&lt;/name&gt;</text:p>
          </table:table-cell>
          <table:table-cell table:style-name="ce22" office:value-type="string" calcext:value-type="string">
            <text:p>Medication.manufacturer /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manufacturerOrganization&gt;</text:p>
          </table:table-cell>
          <table:table-cell table:style-name="ce22" office:value-type="string" calcext:value-type="string">
            <text:p>Organization.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manufacturedProdu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nsum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id nullFlavor="NI"/&gt;</text:p>
          </table:table-cell>
          <table:table-cell table:style-name="ce22" office:value-type="string" calcext:value-type="string">
            <text:p>MedicationAdministration.practitioner / Practitio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ddr nullFlavor="UNK"/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representedOrganization&gt;</text:p>
          </table:table-cell>
          <table:table-cell table:style-name="ce22" office:value-type="string" calcext:value-type="string">
            <text:p>Practioner.role.managingOrganization /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d root="2.16.840.1.113883.19.5.9999.1393"/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table:style-name="ce22" office:value-type="string" calcext:value-type="string">
            <text:p>Organization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table:style-name="ce22" office:value-type="string" calcext:value-type="string">
            <text:p>Organization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ddr nullFlavor="UNK"/&gt;</text:p>
          </table:table-cell>
          <table:table-cell table:style-name="ce22" office:value-type="string" calcext:value-type="string">
            <text:p>Organization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representedOrganization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CSM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MANU"&gt;</text:p>
          </table:table-cell>
          <table:table-cell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 ** Drug vehicle ** --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templateId root="2.16.840.1.113883.10.20.22.4.24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ode code="412307009" displayName="drug vehicle"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96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playingEntity classCode="MMAT"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code code="324049" displayName="Aerosol"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88"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codeSystemName="RxNorm"/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name&gt;Aerosol&lt;/nam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layingEntity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SO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Indic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9"/&gt;</text:p>
          </table:table-cell>
          <table:table-cell office:value-type="string" calcext:value-type="string">
            <text:p>MedicationAdministreation.prescription.reasonReference / Cond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d root="db734647-fc99-424c-a864-7e3cda82e70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nsion="4566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04684003" displayName="Finding"</text:p>
          </table:table-cell>
          <table:table-cell office:value-type="string" calcext:value-type="string">
            <text:p>Condition.categ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office:value-type="string" calcext:value-type="string">
            <text:p>Condition.clinical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70103"/&gt;</text:p>
          </table:table-cell>
          <table:table-cell office:value-type="string" calcext:value-type="string">
            <text:p>Condition.onsetPerio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233604007" displayName="Pneumonia"</text:p>
          </table:table-cell>
          <table:table-cell office:value-type="string" calcext:value-type="string">
            <text:p>Condition.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System="2.16.840.1.113883.6.9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upply classCode="SPLY" moodCode="IN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Medication supply ord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7"/&gt;</text:p>
          </table:table-cell>
          <table:table-cell office:value-type="string" calcext:value-type="string">
            <text:p>MedicationAdministreation.prescription / MedicalPr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d nullFlavor="NI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xsi:type="IVL_TS"&gt;</text:p>
          </table:table-cell>
          <table:table-cell office:value-type="string" calcext:value-type="string">
            <text:p>MedicalPrescription.dispense.validityPeri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low value="20070103"/&gt;</text:p>
          </table:table-cell>
          <table:table-cell office:value-type="string" calcext:value-type="string">
            <text:p>MedicalPrescription.dispense.validityPeriod.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high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eatNumber value="1"/&gt;</text:p>
          </table:table-cell>
          <table:table-cell table:style-name="ce9" office:value-type="string" calcext:value-type="string">
            <text:p>MedicalPrescription.dispense.nummberOfRepeattsAllo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quantity value="75"/&gt;</text:p>
          </table:table-cell>
          <table:table-cell office:value-type="string" calcext:value-type="string">
            <text:p>MedicalPrescription.dispense.quant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rodu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dProduct classCode="MANU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Medication inform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a620155-9d11-439e-92b3-5d9815ff4ee8"/&gt;</text:p>
          </table:table-cell>
          <table:table-cell office:value-type="string" calcext:value-type="string">
            <text:p>Medication bound to what? Looks like that it's the same as consumable ab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anufacturedMaterial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57362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8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Proventil 0.09 MG/ACTUAT inhalant solutio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MedSec_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anslation code="57362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Proventil 0.09 MG/ACTUAT inhalant solu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8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RxNorm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anufacturedMaterial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r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Medication Factory Inc.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anufacturer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anufacturedProdu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rodu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&gt;</text:p>
          </table:table-cell>
          <table:table-cell office:value-type="string" calcext:value-type="string">
            <text:p>MedicationPrescription.practitioner / Practitio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extension="298182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="2.16.840.1.113883.19.5.9999.45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001 Vil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ue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uth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me nullFlavor="UNK"/&gt;</text:p>
          </table:table-cell>
          <table:table-cell office:value-type="string" calcext:value-type="string">
            <text:p>Praction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signedAuth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a620155-9d11-439e-92b3-5d9815fe4de8"/&gt;</text:p>
          </table:table-cell>
          <table:table-cell office:value-type="string" calcext:value-type="string">
            <text:p>Praction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ddr nullFlavor="UNK"/&gt;</text:p>
          </table:table-cell>
          <table:table-cell office:value-type="string" calcext:value-type="string">
            <text:p>Praction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office:value-type="string" calcext:value-type="string">
            <text:p>Praction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efix&gt;Dr.&lt;/prefix&gt;</text:p>
          </table:table-cell>
          <table:table-cell office:value-type="string" calcext:value-type="string">
            <text:p>Praction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office:value-type="string" calcext:value-type="string">
            <text:p>Praction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office:value-type="string" calcext:value-type="string">
            <text:p>Practioner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Auth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uth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IN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Instructions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09073007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instructio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MedSec_1"/&gt; label in spanish 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uppl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upply classCode="SPLY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Medication dispense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1.2.3.4.56789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nsion="cb734647-fc99-424c-a864-7e3cda82e70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7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eatNumber value="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quantity value="7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odu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dProduct classCode="MANU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Medication inform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a620155-9d11-439e-92b3-5d9815ff4ee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dMaterial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57362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8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Proventil 0.09 MG/ACTUAT inhalant solutio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MedSec_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anslation code="57362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Proventil 0.09 MG/ACTUAT inhalant solu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8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RxNorm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anufacturedMaterial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anufacturer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Medication Factory Inc.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anufacturer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anufacturedProdu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rodu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me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.5.9999.45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nsion="298182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001 Vil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ue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efix&gt;Dr.&lt;/prefix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given&gt;Henry&lt;/give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amily&gt;Seven&lt;/famil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.5.9999.139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uppl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econdition typeCode="PRC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econdition for substance administr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riter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ASSERTION" codeSystem="2.16.840.1.113883.5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E" code="56018004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 displayName="Wheezing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riter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recondi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ubstanceAdministr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*************************** PAYERS **********************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ayers section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1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8768-6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Payer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INSURANCE PROVIDER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Payer nam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Policy type / Coverage typ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Policy ID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Covered party ID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Policy Holder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Good Health Insuranc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Extended healthcare / Family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Contract Number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1138345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Patient's Mother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Coverage activity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1fe2cdd0-7aad-11db-9fe1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8768-6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Payment source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CO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olicy activity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3e676a50-7aac-11db-9fe1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SELF" codeSystemName="HL7 RoleClassRelationship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5.11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Insurance Company Information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 typeCode="PRF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PAYOR" codeSystem="2.16.840.1.113883.5.110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HL7 RoleCod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use="W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HP is "primary home" from codeSystem 2.16.840.1.113883.5.1119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23 Insur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ad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US is "United States" from ISO 3166-1 Country Codes: 1.0.3166.1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value="tel:(781)555-1515" use="WP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Good Health Insurance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value="tel:(781)555-1515" use="WP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use="W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HP is "primary home" from codeSystem 2.16.840.1.113883.5.1119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23 Insur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ad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US is "United States" from ISO 3166-1 Country Codes: 1.0.3166.1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Guarantor Information... The person responsible for the final bill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 typeCode="PRF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329fcdf0-7ab3-11db-9fe1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GUAR" codeSystem="2.16.840.1.113883.5.11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HL7 RoleCod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use="H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HP is "primary home" from codeSystem 2.16.840.1.113883.5.1119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7 Daws Rd.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US is "United States" from ISO 3166-1 Country Codes: 1.0.3166.1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value="tel:(781)555-1212" use="HP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efix&gt;Mr.&lt;/prefix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given&gt;Adam&lt;/give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given&gt;Frankie&lt;/give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amily&gt;Everyman&lt;/famil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Pers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CO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vered Party Participant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8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PA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Health plan ID for patient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14d4a520-7aae-11db-9fe1-0800200c9a6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nsion="113834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SELF" codeSystem="2.16.840.1.113883.5.11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Self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use="H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HP is "primary home" from codeSystem 2.16.840.1.113883.5.1119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7 Daws Rd.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US is "United States" from ISO 3166-1 Country Codes: 1.0.3166.1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lay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Name is needed if different than health plan name.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efix&gt;Mr.&lt;/prefix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given&gt;Frank&lt;/give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given&gt;A.&lt;/give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amily&gt;Everyman&lt;/famil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lay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olicy Holder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HLD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9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extension="1138345" root="2.16.840.1.113883.1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use="H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7 Daws Rd.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uthorization activity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1.1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f4dce790-8328-11db-9fe1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nullFlavor="N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ocedure classCode="PROC" moodCode="PRM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7376100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lonoscopy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rocedur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The above entryRelationship OR the following. &lt;entryRelationsh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Code="REFR"&gt; &lt;act classCode="ACT" moodCode="DEF"&gt; &lt;id root="f4dce790-8328-11db-9fe1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nullFlavor="UNK"/&gt; &lt;text&gt;Health Plan Name&lt;reference value="PntrToHealthPlanNameInSectionTex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 &lt;statusCode code="active"/&gt; &lt;/act&gt; &lt;/entryRelationship&gt;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 PLAN OF CARE 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lan of care section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1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8776-5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Treatment pla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PLAN OF CARE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Planned Activity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Planned Dat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Colonoscopy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20120512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Examples of the same planned activity are shown in different plan of care entries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RQ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lan of care activit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9a6d1bac-17d3-4195-89a4-1121bc809b4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73761001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 displayName="Colonoscopy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new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enter value="2012051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moodCode="RQO" classCode="AC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lan of care activity act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9a6d1bac-17d3-4195-89a4-1121bc809a5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73761001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 displayName="Colonoscopy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new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enter value="2012051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counter moodCode="INT" classCode="EN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lan of care activity encount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9a6d1bac-17d3-4195-89a4-1121bc809b4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73761001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 displayName="Colonoscopy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new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enter value="2012051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count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ocedure moodCode="RQO" classCode="PRO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lan of care activity procedure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9a6d1bac-17d3-4195-89c4-1121bc809b5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73761001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 displayName="Colonoscopy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new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enter value="2012051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rocedur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 PROBLEM LIST 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Problems section with entries optional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roblems section with entries required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5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1450-4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PROBLEM LIS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PROBLEM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problem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ist listType="ordered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problem1"&gt;Pneumonia 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tat1"&gt;Status: Resolved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problem2"&gt;Asthma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tat2"&gt;Status: Active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ite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is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oblem concern act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ec8a6ff8-ed4b-4f7e-82c3-e98e58b45de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CONC" codeSystem="2.16.840.1.113883.5.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ncer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8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8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oblem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ab1791b0-5c71-11db-b0de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09586006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mpl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problem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8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8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233604007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 displayName="Pneumoni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oblem status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ab1791b0-5c71-11db-b0de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3999-4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Statu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STAT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8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90227130000+05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413322009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Resolv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Age observation templat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4551800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ge At Ons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57" unit="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Health status observation template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1323-3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Health statu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problem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81323004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live and wel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roblem concern act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ec8a6ff8-ed4b-4f7e-82c3-e98e58b45de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CONC" codeSystem="2.16.840.1.113883.5.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ncer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7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7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oblem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ab1791b0-5c71-11db-b0de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09586006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mpl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problem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7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8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19596700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 displayName="Asthm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oblem status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ab1791b0-5c71-11db-b0de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3999-4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Statu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STAT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801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90227130000+05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5556100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ctiv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SUBJ" inversionInd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Age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45518008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ge At Ons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57" unit="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Relationship typeCode="REF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Health status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1323-3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Health statu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problem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81323004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live and wel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Relationship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 PROCEDURES ******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Procedures section with entries optional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rocedures section with entries required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7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7519-4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HISTORY OF PROCEDURE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PROCEDURE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Procedur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Dat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Proc1"&gt;Colonic polypectomy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1998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Examples of the same procedure are shown in different procedure entries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ocedure classCode="PROC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ocedure activity procedure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d68b7e32-7810-4f5b-9cc2-acd54b0fd85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73761001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 displayName="Colonoscop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Proc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12051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ethodCode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rgetSiteCode code="appropriate_code" displayName="col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3.88.12.3221.8.9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Body Site Value S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pecimen typeCode="SP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pecimenRole classCode="SPE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2ee9ee9-ae31-4628-a919-fec1cbb5868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pecimenPlay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09226005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lonic polyp sampl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pecimenPlay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pecimen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pecime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.5.9999.456" extension="298182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001 Village Avenue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use="WP" value="555-555-50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.5.9999.139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use="WP" value="555-555-50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001 Vil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nue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Portland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OR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99123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DE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MANU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oduct instance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742aee30-21c5-11e1-bfc2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layingDevic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90412006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lonoscop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layingDevic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cop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eb936010-7b17-11db-9fe1-0800200c9b6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cop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rocedur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Procedure activit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extension="123456789" root="2.16.840.1.113883.1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274025005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Colonic polypectomy" codeSystemName="SNOMED-C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Proc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abor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1102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iorityCode code="CR" codeSystem="2.16.840.1.113883.5.7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ActPriority" displayName="Callback resul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ethodCode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rgetSiteCode code="416949008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 displayName="Abdomen and pelvi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.5" extension="123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7 Daws Rd.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use="WP" value="(555)555-555-123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.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LO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SDLO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Service delivery loc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118-9" codeSystem="2.16.840.1.113883.6.259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HealthcareServiceLoc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Gastroenterology Clini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7 Daws Rd.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layingEntity classCode="PL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Community Gastroenterology Clinic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lay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ct classCode="ACT" moodCode="IN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Procedure activity act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1.2.3.4.5.6.7.8" extension="123456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274025005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CT" displayName="Colonic polypectom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Proc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11020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riorityCode code="CR" codeSystem="2.16.840.1.113883.5.7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ActPriority" displayName="Callback resul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" extension="123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7 Daws Rd.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use="WP" value="(555)555-555-123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2.16.840.1.113883.19.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Community Health and Hospitals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presentedOrganiz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ssigned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erform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 typeCode="LO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ticipantRole classCode="SDLO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Service delivery loc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118-9" codeSystem="2.16.840.1.113883.6.259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HealthcareServiceLocation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Gastroenterology Clini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reetAddressLine&gt;17 Daws Rd.&lt;/streetAddressLin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ity&gt;Blue Bell&lt;/c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e&gt;MA&lt;/stat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ostalCode&gt;02368&lt;/postal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untry&gt;US&lt;/cou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dd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lecom nullFlavor="UNK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layingEntity classCode="PLC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name&gt;Community Gastroenterology Clinic&lt;/na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layingEntit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Ro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ticipa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ac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 RESULTS ******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Results section with entries optional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Results section with entries required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3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0954-2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RESUL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RESULT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 colspan="2"&gt;LABORATORY INFORMATION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 colspan="2"&gt;Chemistries and drug levels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result1"&gt;HGB (M 13-18 g/dl; F 12-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/dl)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13.2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result2"&gt;WBC (4.3-10.8 10+3/ul)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6.7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result3"&gt;PLT (135-145 meq/l)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123 (L)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 colspan="2"&gt;Liver Functions and Other Laboratory Values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LT (SGPT)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31.0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ST (SGOT)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18.0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GGT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28.0 Alk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Phos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86.0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Total Bili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0.1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Albumin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3.2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 colspan="2"&gt;Blood Count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White Count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7.7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Platelets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187.0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Hematocrit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23.7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Hemoglobin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8.1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 colspan="2"&gt;ELECTROCARDIOGRAM (EKG) INFORMATION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EKG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Sinus rhythm without acute changes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ganizer classCode="BATTERY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Result organiz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7d5a02b0-67a4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3789009" displayName="CBC WO DIFFERENTIAL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 codeSystemName="SNOMED C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Result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107c2dc0-67a5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0313-1" displayName="HGB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 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result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00323143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13.2" unit="g/d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M 13-18 g/dl; F 12-16 g/dl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ference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Result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107c2dc0-67a5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3765-9" displayName="WB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 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result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00323143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6.7" unit="10+3/u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IVL_PQ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4.3" unit="10+3/u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10.8" unit="10+3/u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valu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ference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Result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107c2dc0-67a5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26515-7" displayName="PLT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1" codeSystemName="LOIN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result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00323143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123" unit="10+3/u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L" codeSystem="2.16.840.1.113883.5.8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IVL_PQ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150" unit="10+3/u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350" unit="10+3/ul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valu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referenceRang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ganiz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********* SOCIAL HISTORY 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Social history section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1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29762-2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Social History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SOCIAL HISTORY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Social History Element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Description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Effective Dates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oc1"/&gt; smoking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1 pack per day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20050501 to 20090227130000+0500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oc2"/&gt; smoking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Non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20090227130000+0500 - today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soc3"/&gt; Alcohol consumption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None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20050501 - 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Smoking status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7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extension="123456789" root="2.16.840.1.113883.19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ASSERTION" codeSystem="2.16.840.1.113883.5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505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90227130000+05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CD" code="8517006" displayName="Former smoker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="2.16.840.1.113883.6.9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Social histor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9b56c25d-9104-45ee-9fa4-e0f3afaa01c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229819007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Tobacco use and exposur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soc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505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igh value="20090227130000+05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ST"&gt;1 pack per day&lt;/valu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Social histor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45efb604-7049-4a2e-ad33-d38556c9636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229819007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Tobacco use and exposur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soc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90227130000+05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ST"&gt;None&lt;/valu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Social history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3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37f76c51-6411-4e1d-8a37-957fd49d2cef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160573003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Alcohol consumptio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soc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iginal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d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ow value="200505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ffectiveTim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ST"&gt;None&lt;/valu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****************** VITAL SIGNS ****************************************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conforms to Vital Signs section with entries optional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Vital Signs section with entries required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2.4.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8716-3" codeSystem="2.16.840.1.113883.6.1" 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VITAL SIGN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itle&gt;VITAL SIGNS&lt;/tit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able border="1" width="100%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 align="right"&gt;Date / Time: 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Nov 14, 1999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&gt;April 7, 2000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hea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 align="left"&gt;Height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vit1"&gt;177 cm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vit2"&gt;177 cm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 align="left"&gt;Weight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vit3"&gt;86 kg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vit4"&gt;88 kg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h align="left"&gt;Blood Pressure&lt;/t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vit5"&gt;132/86 mmHg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ntent ID="vit6"&gt;145/88 mmHg&lt;/cont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abl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ganizer classCode="CLUSTER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s organiz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0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6680005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-CT" displayName="Vital sign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199911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1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8302-2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Heigh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vit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199911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177" unit="cm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1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141-9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Patient Body Weight - Measur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vit3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199911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86" unit="kg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1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8480-6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Intravascular Systoli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vit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199911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132" unit="mm[Hg]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1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8462-4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Intravascular Diastoli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vit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1999111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80" unit="mm[Hg]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ganiz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ntry typeCode="DRIV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rganizer classCode="CLUSTER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s organizer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0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46680005" codeSystem="2.16.840.1.113883.6.96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SNOMED -CT" displayName="Vital sign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0040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1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8302-2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Heigh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vit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0040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177" unit="cm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1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3141-9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ame="Patient Body Weight - Measur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vit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0040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90" unit="kg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1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8480-6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Intravascular Systoli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vit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0040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145" unit="mm[Hg]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bservation classCode="OBS" moodCode="EVN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** Vital sign observation **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mplateId root="2.16.840.1.113883.10.20.22.4.2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d root="c6f88321-67ad-11db-bd13-0800200c9a66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ode code="8462-4" codeSystem="2.16.840.1.113883.6.1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SystemName="LOINC" displayName="Intravascular Diastolic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ference value="#vit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tex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statusCode code="completed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effectiveTime value="20000407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xsi:type="PQ" value="88" unit="mm[Hg]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nterpretationCode code="N" codeSystem="2.16.840.1.113883.5.83"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bserva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organiz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entr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ecti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tructuredBody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omponen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ClinicalDocument&gt;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>$</number:currency-symbol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12:30:30.260680459</dc:date>
    <meta:editing-duration>PT1H33M6S</meta:editing-duration>
    <meta:editing-cycles>7</meta:editing-cycles>
    <meta:generator>LibreOffice/4.4.2.2$Linux_X86_64 LibreOffice_project/40m0$Build-2</meta:generator>
    <meta:document-statistic meta:table-count="1" meta:cell-count="3527" meta:object-count="0"/>
  </office:meta>
</office:document-meta>
</file>